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080000000653B6D1905A11AA63.png" manifest:media-type="image/png"/>
  <manifest:file-entry manifest:full-path="Pictures/10000201000000320000000F1E89DCCD06209A17.png" manifest:media-type="image/png"/>
  <manifest:file-entry manifest:full-path="Pictures/10000201000000080000000843353A2024649C66.png" manifest:media-type="image/png"/>
  <manifest:file-entry manifest:full-path="Pictures/100002010000020E00000027BCE97B2E7C18885F.png" manifest:media-type="image/png"/>
  <manifest:file-entry manifest:full-path="Pictures/100114230000365C000003FEE58B6EA9339CF947.svg" manifest:media-type="image/svg+xml"/>
  <manifest:file-entry manifest:full-path="Pictures/100007D5000000D4000000DC64CD8479232B7ED7.svg" manifest:media-type="image/svg+xml"/>
  <manifest:file-entry manifest:full-path="Pictures/10001C950000053500000188B2751FED3934200C.svg" manifest:media-type="image/svg+xml"/>
  <manifest:file-entry manifest:full-path="Pictures/100004BB000000D50000009790F1788F521AD00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5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10.676cm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9.279cm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183cm"/>
    </style:style>
    <style:style style:name="gr7" style:family="graphic" style:parent-style-name="standard">
      <style:graphic-properties draw:textarea-horizontal-align="justify" draw:textarea-vertical-align="middle" draw:auto-grow-height="false" fo:min-height="5.338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3.31cm"/>
    </style:style>
    <style:style style:name="gr9" style:family="graphic" style:parent-style-name="standard">
      <style:graphic-properties draw:stroke="none" svg:stroke-color="#000000" draw:fill="none" draw:fill-color="#ffffff" fo:min-height="2.544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6.739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8.136cm"/>
    </style:style>
    <style:style style:name="gr13" style:family="graphic" style:parent-style-name="standard">
      <style:graphic-properties draw:stroke="none" svg:stroke-color="#000000" draw:fill="none" draw:fill-color="#ffffff" fo:min-height="2.212cm"/>
    </style:style>
    <style:style style:name="gr14" style:family="graphic" style:parent-style-name="standard">
      <style:graphic-properties draw:textarea-horizontal-align="justify" draw:textarea-vertical-align="middle" draw:auto-grow-height="false" fo:min-height="3.397cm" fo:min-width="1.496cm"/>
    </style:style>
    <style:style style:name="gr15" style:family="graphic" style:parent-style-name="standard">
      <style:graphic-properties draw:textarea-horizontal-align="justify" draw:textarea-vertical-align="middle" draw:auto-grow-height="false" fo:min-height="2.22cm" fo:min-width="3.139cm"/>
    </style:style>
    <style:style style:name="gr16" style:family="graphic" style:parent-style-name="standard">
      <style:graphic-properties draw:textarea-horizontal-align="justify" draw:textarea-vertical-align="middle" draw:auto-grow-height="false" fo:min-height="2.22cm" fo:min-width="3.14cm"/>
    </style:style>
    <style:style style:name="gr17" style:family="graphic" style:parent-style-name="standard">
      <style:graphic-properties draw:textarea-horizontal-align="justify" draw:textarea-vertical-align="middle" draw:auto-grow-height="false" fo:min-height="3.396cm" fo:min-width="1.496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221cm" fo:min-width="3.14cm"/>
    </style:style>
    <style:style style:name="gr20" style:family="graphic" style:parent-style-name="standard">
      <style:graphic-properties draw:textarea-horizontal-align="justify" draw:textarea-vertical-align="middle" draw:auto-grow-height="false" fo:min-height="1.068cm" fo:min-width="16.76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15.248cm"/>
    </style:style>
    <style:style style:name="gr22" style:family="graphic" style:parent-style-name="standard">
      <style:graphic-properties draw:textarea-horizontal-align="justify" draw:textarea-vertical-align="middle" draw:auto-grow-height="false" fo:min-height="11.561cm" fo:min-width="3.437cm"/>
    </style:style>
    <style:style style:name="gr23" style:family="graphic" style:parent-style-name="standard">
      <style:graphic-properties draw:textarea-horizontal-align="justify" draw:textarea-vertical-align="middle" draw:auto-grow-height="false" fo:min-height="1.782cm" fo:min-width="6.358cm"/>
    </style:style>
    <style:style style:name="gr24" style:family="graphic" style:parent-style-name="standard">
      <style:graphic-properties draw:textarea-horizontal-align="justify" draw:textarea-vertical-align="middle" draw:auto-grow-height="false" fo:min-height="2.036cm" fo:min-width="7.501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5.977cm"/>
    </style:style>
    <style:style style:name="gr26" style:family="graphic" style:parent-style-name="standard">
      <style:graphic-properties draw:textarea-horizontal-align="justify" draw:textarea-vertical-align="middle" draw:auto-grow-height="false" fo:min-height="2.544cm" fo:min-width="5.977cm"/>
    </style:style>
    <style:style style:name="gr27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28" style:family="graphic" style:parent-style-name="standard">
      <style:graphic-properties draw:textarea-horizontal-align="justify" draw:textarea-vertical-align="middle" draw:auto-grow-height="false" fo:min-height="2.544cm" fo:min-width="9.914cm"/>
    </style:style>
    <style:style style:name="gr29" style:family="graphic" style:parent-style-name="standard">
      <style:graphic-properties draw:textarea-horizontal-align="justify" draw:textarea-vertical-align="middle" draw:auto-grow-height="false" fo:min-height="2.417cm" fo:min-width="14.994cm"/>
    </style:style>
    <style:style style:name="gr30" style:family="graphic" style:parent-style-name="standard">
      <style:graphic-properties draw:textarea-horizontal-align="justify" draw:textarea-vertical-align="middle" draw:auto-grow-height="false" fo:min-height="2.544cm" fo:min-width="4.961cm"/>
    </style:style>
    <style:style style:name="gr31" style:family="graphic" style:parent-style-name="standard">
      <style:graphic-properties draw:stroke="none" svg:stroke-color="#000000" draw:fill="none" draw:fill-color="#ffffff" fo:min-height="1.274cm"/>
    </style:style>
    <style:style style:name="gr32" style:family="graphic" style:parent-style-name="standard">
      <style:graphic-properties draw:textarea-horizontal-align="justify" draw:textarea-vertical-align="middle" draw:auto-grow-height="false" fo:min-height="2.039cm" fo:min-width="4.387cm"/>
    </style:style>
    <style:style style:name="gr33" style:family="graphic" style:parent-style-name="standard">
      <style:graphic-properties draw:stroke="none" svg:stroke-color="#000000" draw:fill="none" draw:fill-color="#ffffff" fo:min-height="1.5cm"/>
    </style:style>
    <style:style style:name="gr34" style:family="graphic" style:parent-style-name="standard">
      <style:graphic-properties draw:textarea-horizontal-align="justify" draw:textarea-vertical-align="middle" draw:auto-grow-height="false" fo:min-height="3.123cm" fo:min-width="1.478cm"/>
    </style:style>
    <style:style style:name="gr35" style:family="graphic" style:parent-style-name="standard">
      <style:graphic-properties draw:textarea-horizontal-align="justify" draw:textarea-vertical-align="middle" draw:auto-grow-height="false" fo:min-height="4.569cm" fo:min-width="1.594cm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textarea-horizontal-align="justify" draw:textarea-vertical-align="middle" draw:auto-grow-height="false" fo:min-height="4.93cm" fo:min-width="2.408cm"/>
    </style:style>
    <style:style style:name="gr38" style:family="graphic" style:parent-style-name="standard">
      <style:graphic-properties draw:textarea-horizontal-align="justify" draw:textarea-vertical-align="middle" draw:auto-grow-height="false" fo:min-height="1.677cm" fo:min-width="5.783cm"/>
    </style:style>
    <style:style style:name="gr39" style:family="graphic" style:parent-style-name="standard">
      <style:graphic-properties draw:textarea-horizontal-align="justify" draw:textarea-vertical-align="middle" draw:auto-grow-height="false" fo:min-height="1.655cm" fo:min-width="8.136cm"/>
    </style:style>
    <style:style style:name="gr40" style:family="graphic" style:parent-style-name="standard">
      <style:graphic-properties draw:textarea-horizontal-align="justify" draw:textarea-vertical-align="middle" draw:auto-grow-height="false" fo:min-height="1.798cm" fo:min-width="4.852cm"/>
    </style:style>
    <style:style style:name="gr41" style:family="graphic" style:parent-style-name="standard">
      <style:graphic-properties draw:stroke="none" svg:stroke-color="#000000" draw:fill="none" draw:fill-color="#ffffff" fo:min-height="3.484cm"/>
    </style:style>
    <style:style style:name="gr42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43" style:family="graphic" style:parent-style-name="standard">
      <style:graphic-properties draw:stroke="none" svg:stroke-color="#000000" draw:fill="none" draw:fill-color="#ffffff" fo:min-height="3.686cm"/>
    </style:style>
    <style:style style:name="gr44" style:family="graphic" style:parent-style-name="standard">
      <style:graphic-properties draw:textarea-horizontal-align="justify" draw:textarea-vertical-align="middle" draw:auto-grow-height="false" fo:min-height="2.798cm" fo:min-width="5.088cm"/>
    </style:style>
    <style:style style:name="gr45" style:family="graphic" style:parent-style-name="standard">
      <style:graphic-properties draw:textarea-horizontal-align="justify" draw:textarea-vertical-align="middle" draw:auto-grow-height="false" fo:min-height="3.687cm" fo:min-width="6.231cm"/>
    </style:style>
    <style:style style:name="gr46" style:family="graphic" style:parent-style-name="standard">
      <style:graphic-properties draw:textarea-horizontal-align="justify" draw:textarea-vertical-align="middle" draw:auto-grow-height="false" fo:min-height="3.052cm" fo:min-width="1.532cm"/>
    </style:style>
    <style:style style:name="gr47" style:family="graphic" style:parent-style-name="standard">
      <style:graphic-properties draw:textarea-horizontal-align="justify" draw:textarea-vertical-align="middle" draw:auto-grow-height="false" fo:min-height="2.925cm" fo:min-width="1.405cm"/>
    </style:style>
    <style:style style:name="gr48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49" style:family="graphic" style:parent-style-name="standard">
      <style:graphic-properties draw:textarea-horizontal-align="justify" draw:textarea-vertical-align="middle" draw:auto-grow-height="false" fo:min-height="1.909cm" fo:min-width="5.977cm"/>
    </style:style>
    <style:style style:name="gr50" style:family="graphic" style:parent-style-name="standard">
      <style:graphic-properties draw:textarea-horizontal-align="justify" draw:textarea-vertical-align="middle" draw:auto-grow-height="false" fo:min-height="4.703cm" fo:min-width="3.056cm"/>
    </style:style>
    <style:style style:name="gr51" style:family="graphic" style:parent-style-name="standard">
      <style:graphic-properties draw:textarea-horizontal-align="justify" draw:textarea-vertical-align="middle" draw:auto-grow-height="false" fo:min-height="4.576cm" fo:min-width="2.802cm"/>
    </style:style>
    <style:style style:name="gr52" style:family="graphic" style:parent-style-name="standard">
      <style:graphic-properties draw:textarea-horizontal-align="justify" draw:textarea-vertical-align="middle" draw:auto-grow-height="false" fo:min-height="4.703cm" fo:min-width="5.342cm"/>
    </style:style>
    <style:style style:name="gr53" style:family="graphic" style:parent-style-name="standard">
      <style:graphic-properties draw:textarea-horizontal-align="justify" draw:textarea-vertical-align="middle" draw:auto-grow-height="false" fo:min-height="2.671cm" fo:min-width="1.786cm"/>
    </style:style>
    <style:style style:name="gr54" style:family="graphic" style:parent-style-name="standard">
      <style:graphic-properties draw:stroke="none" svg:stroke-color="#000000" draw:fill="none" draw:fill-color="#ffffff" fo:min-height="1.052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7.12cm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639cm"/>
    </style:style>
    <style:style style:name="gr57" style:family="graphic" style:parent-style-name="standard">
      <style:graphic-properties draw:textarea-horizontal-align="justify" draw:textarea-vertical-align="middle" draw:auto-grow-height="false" fo:min-height="1.528cm" fo:min-width="6.485cm"/>
    </style:style>
    <style:style style:name="gr58" style:family="graphic" style:parent-style-name="standard">
      <style:graphic-properties draw:textarea-horizontal-align="justify" draw:textarea-vertical-align="middle" draw:auto-grow-height="false" fo:min-height="3.179cm" fo:min-width="4.485cm"/>
    </style:style>
    <style:style style:name="gr59" style:family="graphic" style:parent-style-name="standard">
      <style:graphic-properties draw:textarea-horizontal-align="justify" draw:textarea-vertical-align="middle" draw:auto-grow-height="false" fo:min-height="1.695cm" fo:min-width="4.714cm"/>
    </style:style>
    <style:style style:name="gr60" style:family="graphic" style:parent-style-name="standard">
      <style:graphic-properties draw:stroke="none" svg:stroke-color="#000000" draw:fill="none" draw:fill-color="#ffffff" fo:min-height="0.951cm"/>
    </style:style>
    <style:style style:name="gr61" style:family="graphic" style:parent-style-name="standard">
      <style:graphic-properties draw:textarea-horizontal-align="justify" draw:textarea-vertical-align="middle" draw:auto-grow-height="false" fo:min-height="1.343cm" fo:min-width="4.166cm"/>
    </style:style>
    <style:style style:name="gr62" style:family="graphic" style:parent-style-name="standard">
      <style:graphic-properties draw:textarea-horizontal-align="justify" draw:textarea-vertical-align="middle" draw:auto-grow-height="false" fo:min-height="2.098cm" fo:min-width="1.389cm"/>
    </style:style>
    <style:style style:name="gr63" style:family="graphic" style:parent-style-name="standard">
      <style:graphic-properties draw:textarea-horizontal-align="justify" draw:textarea-vertical-align="middle" draw:auto-grow-height="false" fo:min-height="3.104cm" fo:min-width="1.499cm"/>
    </style:style>
    <style:style style:name="gr64" style:family="graphic" style:parent-style-name="standard">
      <style:graphic-properties draw:textarea-horizontal-align="justify" draw:textarea-vertical-align="middle" draw:auto-grow-height="false" fo:min-height="3.355cm" fo:min-width="2.277cm"/>
    </style:style>
    <style:style style:name="gr65" style:family="graphic" style:parent-style-name="standard">
      <style:graphic-properties draw:textarea-horizontal-align="justify" draw:textarea-vertical-align="middle" draw:auto-grow-height="false" fo:min-height="3.904cm" fo:min-width="3.38cm"/>
    </style:style>
    <style:style style:name="gr66" style:family="graphic" style:parent-style-name="standard">
      <style:graphic-properties draw:textarea-horizontal-align="justify" draw:textarea-vertical-align="middle" draw:auto-grow-height="false" fo:min-height="2.225cm" fo:min-width="7.139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fo:min-height="1.871cm"/>
    </style:style>
    <style:style style:name="gr69" style:family="graphic" style:parent-style-name="standard">
      <style:graphic-properties draw:textarea-horizontal-align="justify" draw:textarea-vertical-align="middle" draw:auto-grow-height="false" fo:min-height="2.225cm" fo:min-width="2.167cm"/>
    </style:style>
    <style:style style:name="gr70" style:family="graphic" style:parent-style-name="standard">
      <style:graphic-properties draw:textarea-horizontal-align="justify" draw:textarea-vertical-align="middle" draw:auto-grow-height="false" fo:min-height="2.417cm" fo:min-width="7.374cm"/>
    </style:style>
    <style:style style:name="gr71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72" style:family="graphic" style:parent-style-name="standard">
      <style:graphic-properties draw:textarea-horizontal-align="justify" draw:textarea-vertical-align="middle" draw:auto-grow-height="false" fo:min-height="2.798cm" fo:min-width="10.041cm"/>
    </style:style>
    <style:style style:name="gr73" style:family="graphic" style:parent-style-name="standard">
      <style:graphic-properties draw:textarea-horizontal-align="justify" draw:textarea-vertical-align="middle" draw:auto-grow-height="false" fo:min-height="2.036cm" fo:min-width="8.136cm"/>
    </style:style>
    <style:style style:name="gr74" style:family="graphic" style:parent-style-name="standard">
      <style:graphic-properties draw:textarea-horizontal-align="justify" draw:textarea-vertical-align="middle" draw:auto-grow-height="false" fo:min-height="1.401cm" fo:min-width="8.644cm"/>
    </style:style>
    <style:style style:name="gr75" style:family="graphic" style:parent-style-name="standard">
      <style:graphic-properties draw:textarea-horizontal-align="justify" draw:textarea-vertical-align="middle" draw:auto-grow-height="false" fo:min-height="1.655cm" fo:min-width="9.279cm"/>
    </style:style>
    <style:style style:name="gr76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77" style:family="graphic" style:parent-style-name="standard">
      <style:graphic-properties draw:textarea-horizontal-align="justify" draw:textarea-vertical-align="middle" draw:auto-grow-height="false" fo:min-height="1.909cm" fo:min-width="2.675cm"/>
    </style:style>
    <style:style style:name="gr78" style:family="graphic" style:parent-style-name="standard">
      <style:graphic-properties draw:textarea-horizontal-align="justify" draw:textarea-vertical-align="middle" draw:auto-grow-height="false" fo:min-height="2.925cm" fo:min-width="3.31cm"/>
    </style:style>
    <style:style style:name="gr79" style:family="graphic" style:parent-style-name="standard">
      <style:graphic-properties draw:textarea-vertical-align="middle"/>
    </style:style>
    <style:style style:name="gr80" style:family="graphic" style:parent-style-name="standard">
      <style:graphic-properties draw:textarea-horizontal-align="justify" draw:textarea-vertical-align="middle" draw:auto-grow-height="false" fo:min-height="4.068cm" fo:min-width="2.421cm"/>
    </style:style>
    <style:style style:name="gr8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82" style:family="graphic" style:parent-style-name="standard">
      <style:graphic-properties draw:textarea-horizontal-align="justify" draw:textarea-vertical-align="middle" draw:auto-grow-height="false" fo:min-height="1.782cm" fo:min-width="5.9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DejaVu Sans1" style:font-name-asian="DejaVu Sans1" style:font-name-complex="DejaVu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001cm" svg:height="2.921cm" svg:x="1.889cm" svg:y="6.334cm">
          <text:p text:style-name="P1">Lines of sentenc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89cm" svg:y1="7.794cm" svg:x2="14.97cm" svg:y2="7.731cm" draw:start-shape="id1" draw:start-glue-point="1" draw:end-shape="id2" draw:end-glue-point="3" svg:d="M9890 7794l5080-63" svg:viewBox="0 0 5081 64">
          <text:p/>
        </draw:connector>
        <draw:custom-shape draw:style-name="gr3" draw:text-style-name="P1" xml:id="id2" draw:id="id2" draw:layer="layout" svg:width="11.176cm" svg:height="2.794cm" svg:x="14.97cm" svg:y="6.334cm">
          <text:p text:style-name="P1">Batches of sequences of token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91cm" svg:height="1.778cm" svg:x="10.398cm" svg:y="7.731cm">
          <draw:text-box>
            <text:p>Moses tokenizer</text:p>
          </draw:text-box>
        </draw:frame>
        <draw:connector draw:style-name="gr2" draw:text-style-name="P2" draw:layer="layout" draw:type="line" svg:x1="20.558cm" svg:y1="9.128cm" svg:x2="20.748cm" svg:y2="11.033cm" draw:start-shape="id2" draw:start-glue-point="2" draw:end-shape="id3" draw:end-glue-point="0" svg:d="M20558 9128l190 1905" svg:viewBox="0 0 191 1906">
          <text:p/>
        </draw:connector>
        <draw:custom-shape draw:style-name="gr5" draw:text-style-name="P1" xml:id="id3" draw:id="id3" draw:layer="layout" svg:width="9.779cm" svg:height="2.413cm" svg:x="15.859cm" svg:y="11.033cm">
          <text:p text:style-name="P1">B batches of </text:p>
          <text:p text:style-name="P1">At most N Tokens each line</text:p>
          <text:p text:style-name="P1">From a vocabulary of size 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xml:id="id4" draw:id="id4" draw:layer="layout" svg:width="3.683cm" svg:height="1.905cm" svg:x="3.159cm" svg:y="7.858cm">
          <text:p text:style-name="P1">B x kN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842cm" svg:y1="8.81cm" svg:x2="9.255cm" svg:y2="8.874cm" draw:start-shape="id4" draw:start-glue-point="1" draw:end-shape="id5" svg:d="M6842 8810l2413 64" svg:viewBox="0 0 2414 65">
          <text:p/>
        </draw:connector>
        <draw:custom-shape draw:style-name="gr7" draw:text-style-name="P1" xml:id="id5" draw:id="id5" draw:layer="layout" svg:width="2.286cm" svg:height="5.588cm" svg:x="9.255cm" svg:y="6.08cm">
          <text:p text:style-name="P1">V x 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541cm" svg:y1="8.874cm" svg:x2="13.065cm" svg:y2="8.874cm" draw:start-shape="id5" draw:start-glue-point="1" draw:end-shape="id6" draw:end-glue-point="3" svg:d="M11541 8874h1524" svg:viewBox="0 0 1525 1">
          <text:p/>
        </draw:connector>
        <draw:custom-shape draw:style-name="gr8" draw:text-style-name="P1" xml:id="id6" draw:id="id6" draw:layer="layout" svg:width="3.81cm" svg:height="2.286cm" svg:x="13.065cm" svg:y="7.731cm">
          <text:p text:style-name="P1">B x kN x E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001cm" svg:height="2.794cm" svg:x="10.271cm" svg:y="12.049cm">
          <draw:text-box>
            <text:p>Look-up matrix</text:p>
          </draw:text-box>
        </draw:frame>
        <draw:frame draw:style-name="gr10" draw:text-style-name="P5" draw:layer="layout" svg:width="20.574cm" svg:height="2.731cm" svg:x="2.778cm" svg:y="2.841cm">
          <draw:text-box>
            <text:p text:style-name="P4"><text:span text:style-name="T1">I am here waiting.</text:span></text:p>
            <text:p text:style-name="P4"><text:span text:style-name="T1">(SOS, I), (SOS, am)</text:span></text:p>
            <text:p text:style-name="P4"><text:span text:style-name="T1">(I, SOS), (I, am), (I, here), </text:span></text:p>
            <text:p text:style-name="P4"><text:span text:style-name="T1">(am, SOS) (am, I), (am, </text:span><text:span text:style-name="T1">here), (am, waiting), </text:span><text:span text:style-name="T1">(here, I), (here, am), </text:span><text:span text:style-name="T1">(here, waiting), (here, </text:span><text:span text:style-name="T1">EOS)</text:span></text:p>
            <text:p text:style-name="P4"><text:span text:style-name="T1">(waiting, am), (waiting, </text:span><text:span text:style-name="T1">here), (waiting, EOS)</text:span></text:p>
          </draw:text-box>
        </draw:frame>
        <draw:connector draw:style-name="gr2" draw:text-style-name="P2" draw:layer="layout" svg:x1="16.875cm" svg:y1="8.874cm" svg:x2="23.606cm" svg:y2="11.922cm" draw:start-shape="id6" draw:start-glue-point="1" draw:end-shape="id7" draw:end-glue-point="1" svg:d="M16875 8874h7231v3048h-500" svg:viewBox="0 0 7232 3049">
          <text:p/>
        </draw:connector>
        <draw:custom-shape draw:style-name="gr11" draw:text-style-name="P1" xml:id="id7" draw:id="id7" draw:layer="layout" svg:width="7.239cm" svg:height="2.286cm" svg:x="16.367cm" svg:y="10.779cm">
          <text:p text:style-name="P1">E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986cm" svg:y1="13.065cm" svg:x2="14.208cm" svg:y2="15.478cm" draw:start-shape="id7" draw:start-glue-point="2" draw:end-shape="id8" draw:end-glue-point="0" svg:d="M19986 13065v1207h-5778v1206" svg:viewBox="0 0 5779 2414">
          <text:p/>
        </draw:connector>
        <draw:custom-shape draw:style-name="gr12" draw:text-style-name="P1" xml:id="id8" draw:id="id8" draw:layer="layout" svg:width="8.636cm" svg:height="2.032cm" svg:x="9.89cm" svg:y="15.478cm">
          <text:p text:style-name="P1">B x kN x V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3.208cm" svg:height="2.462cm" svg:x="8.112cm" svg:y="18.145cm">
          <draw:text-box>
            <text:p>Check against the target word in the pair Cross Entropy Loss, multilabel classification</text:p>
          </draw:text-box>
        </draw:frame>
      </draw:page>
      <draw:page draw:name="page3" draw:style-name="dp1" draw:master-page-name="Default">
        <draw:custom-shape draw:style-name="gr14" draw:text-style-name="P1" xml:id="id9" draw:id="id9" draw:layer="layout" svg:width="1.996cm" svg:height="3.647cm" svg:x="2.524cm" svg:y="11.214cm">
          <text:p text:style-name="P1">Initial</text:p>
          <text:p text:style-name="P1">Hidden</text:p>
          <text:p text:style-name="P1">And </text:p>
          <text:p text:style-name="P1">Cell s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0" draw:id="id10" draw:layer="layout" svg:width="3.639cm" svg:height="2.47cm" svg:x="6.634cm" svg:y="11.92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52cm" svg:y1="13.037cm" svg:x2="6.634cm" svg:y2="13.155cm" draw:start-shape="id9" draw:end-shape="id10" draw:end-glue-point="3" svg:d="M4520 13037l2114 118" svg:viewBox="0 0 2115 119">
          <text:p/>
        </draw:connector>
        <draw:custom-shape draw:style-name="gr16" draw:text-style-name="P1" xml:id="id15" draw:id="id15" draw:layer="layout" svg:width="3.64cm" svg:height="2.47cm" svg:x="11.565cm" svg:y="11.92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6" draw:text-style-name="P1" xml:id="id16" draw:id="id16" draw:layer="layout" svg:width="3.64cm" svg:height="2.47cm" svg:x="16.614cm" svg:y="11.92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7" draw:text-style-name="P1" xml:id="id11" draw:id="id11" draw:layer="layout" svg:width="1.996cm" svg:height="3.646cm" svg:x="2.524cm" svg:y="7.568cm">
          <text:p text:style-name="P1">Initial</text:p>
          <text:p text:style-name="P1">Hidden</text:p>
          <text:p text:style-name="P1">And </text:p>
          <text:p text:style-name="P1">Cell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4.52cm" svg:y1="9.391cm" svg:x2="6.516cm" svg:y2="9.508cm" draw:start-shape="id11" draw:end-shape="id12" draw:end-glue-point="3" svg:d="M4520 9391l1996 117" svg:viewBox="0 0 1997 118">
          <text:p/>
        </draw:connector>
        <draw:custom-shape draw:style-name="gr14" draw:text-style-name="P1" xml:id="id13" draw:id="id13" draw:layer="layout" svg:width="1.996cm" svg:height="3.647cm" svg:x="2.524cm" svg:y="3.921cm">
          <text:p text:style-name="P1">Initial</text:p>
          <text:p text:style-name="P1">Hidden</text:p>
          <text:p text:style-name="P1">And </text:p>
          <text:p text:style-name="P1">Cell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4.52cm" svg:y1="5.744cm" svg:x2="6.634cm" svg:y2="5.744cm" draw:start-shape="id13" draw:end-shape="id14" draw:end-glue-point="3" svg:d="M4520 5744h2114" svg:viewBox="0 0 2115 1">
          <text:p/>
        </draw:connector>
        <draw:connector draw:style-name="gr18" draw:text-style-name="P2" draw:layer="layout" draw:type="line" svg:x1="10.273cm" svg:y1="13.155cm" svg:x2="11.565cm" svg:y2="13.155cm" draw:start-shape="id10" draw:start-glue-point="1" draw:end-shape="id15" svg:d="M10273 13155h1292" svg:viewBox="0 0 1293 1">
          <text:p/>
        </draw:connector>
        <draw:connector draw:style-name="gr18" draw:text-style-name="P2" draw:layer="layout" draw:type="line" svg:x1="15.205cm" svg:y1="13.155cm" svg:x2="16.614cm" svg:y2="13.155cm" draw:start-shape="id15" draw:start-glue-point="1" draw:end-shape="id16" draw:end-glue-point="3" svg:d="M15205 13155h1409" svg:viewBox="0 0 1410 1">
          <text:p/>
        </draw:connector>
        <draw:custom-shape draw:style-name="gr19" draw:text-style-name="P1" xml:id="id12" draw:id="id12" draw:layer="layout" svg:width="3.64cm" svg:height="2.471cm" svg:x="6.516cm" svg:y="8.273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3.64cm" svg:height="2.47cm" svg:x="11.795cm" svg:y="8.182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6" draw:text-style-name="P1" xml:id="id18" draw:id="id18" draw:layer="layout" svg:width="3.64cm" svg:height="2.47cm" svg:x="16.379cm" svg:y="8.038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" svg:x1="10.156cm" svg:y1="9.508cm" svg:x2="11.795cm" svg:y2="9.417cm" draw:start-shape="id12" draw:start-glue-point="1" draw:end-shape="id17" svg:d="M10156 9508l1639-91" svg:viewBox="0 0 1640 92">
          <text:p/>
        </draw:connector>
        <draw:connector draw:style-name="gr18" draw:text-style-name="P2" draw:layer="layout" draw:type="line" svg:x1="15.435cm" svg:y1="9.417cm" svg:x2="16.379cm" svg:y2="9.273cm" draw:start-shape="id17" draw:start-glue-point="1" draw:end-shape="id18" draw:end-glue-point="3" svg:d="M15435 9417l944-144" svg:viewBox="0 0 945 145">
          <text:p/>
        </draw:connector>
        <draw:custom-shape draw:style-name="gr15" draw:text-style-name="P1" xml:id="id14" draw:id="id14" draw:layer="layout" svg:width="3.639cm" svg:height="2.47cm" svg:x="6.634cm" svg:y="4.509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3.64cm" svg:height="2.47cm" svg:x="11.682cm" svg:y="4.509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6" draw:text-style-name="P1" xml:id="id20" draw:id="id20" draw:layer="layout" svg:width="3.64cm" svg:height="2.47cm" svg:x="16.379cm" svg:y="4.509cm">
          <text:p text:style-name="P1">Bidirectional</text:p>
          <text:p text:style-name="P1">LSTM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" svg:x1="10.273cm" svg:y1="5.744cm" svg:x2="11.682cm" svg:y2="5.744cm" draw:start-shape="id14" draw:start-glue-point="1" draw:end-shape="id19" svg:d="M10273 5744h1409" svg:viewBox="0 0 1410 1">
          <text:p/>
        </draw:connector>
        <draw:connector draw:style-name="gr18" draw:text-style-name="P2" draw:layer="layout" draw:type="line" svg:x1="15.322cm" svg:y1="5.744cm" svg:x2="16.379cm" svg:y2="5.744cm" draw:start-shape="id19" draw:start-glue-point="1" draw:end-shape="id20" draw:end-glue-point="3" svg:d="M15322 5744h1057" svg:viewBox="0 0 1058 1">
          <text:p/>
        </draw:connector>
        <draw:custom-shape draw:style-name="gr20" draw:text-style-name="P1" xml:id="id21" draw:id="id21" draw:layer="layout" svg:width="17.26cm" svg:height="1.318cm" svg:x="3.933cm" svg:y="15.684cm">
          <text:p text:style-name="P1">B x N x 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563cm" svg:y1="15.684cm" svg:x2="8.453cm" svg:y2="14.39cm" draw:start-shape="id21" draw:start-glue-point="0" draw:end-shape="id10" draw:end-glue-point="2" svg:d="M12563 15684v-647h-4110v-647" svg:viewBox="0 0 4111 1295">
          <text:p/>
        </draw:connector>
        <draw:connector draw:style-name="gr2" draw:text-style-name="P2" draw:layer="layout" svg:x1="12.563cm" svg:y1="15.684cm" svg:x2="13.385cm" svg:y2="14.39cm" draw:start-shape="id21" draw:start-glue-point="0" draw:end-shape="id15" draw:end-glue-point="2" svg:d="M12563 15684v-647h822v-647" svg:viewBox="0 0 823 1295">
          <text:p/>
        </draw:connector>
        <draw:connector draw:style-name="gr2" draw:text-style-name="P2" draw:layer="layout" svg:x1="12.563cm" svg:y1="15.684cm" svg:x2="18.434cm" svg:y2="14.39cm" draw:start-shape="id21" draw:start-glue-point="0" draw:end-shape="id16" draw:end-glue-point="2" svg:d="M12563 15684v-647h5871v-647" svg:viewBox="0 0 5872 1295">
          <text:p/>
        </draw:connector>
        <draw:connector draw:style-name="gr2" draw:text-style-name="P2" draw:layer="layout" draw:type="line" svg:x1="8.453cm" svg:y1="11.92cm" svg:x2="8.336cm" svg:y2="10.744cm" draw:start-shape="id10" draw:start-glue-point="0" draw:end-shape="id12" draw:end-glue-point="2" svg:d="M8453 11920l-117-1176" svg:viewBox="0 0 118 1177">
          <text:p/>
        </draw:connector>
        <draw:connector draw:style-name="gr2" draw:text-style-name="P2" draw:layer="layout" draw:type="line" svg:x1="13.385cm" svg:y1="11.92cm" svg:x2="13.615cm" svg:y2="10.652cm" draw:start-shape="id15" draw:start-glue-point="0" draw:end-shape="id17" draw:end-glue-point="2" svg:d="M13385 11920l230-1268" svg:viewBox="0 0 231 1269">
          <text:p/>
        </draw:connector>
        <draw:connector draw:style-name="gr2" draw:text-style-name="P2" draw:layer="layout" draw:type="line" svg:x1="18.434cm" svg:y1="11.92cm" svg:x2="18.199cm" svg:y2="10.508cm" draw:start-shape="id16" draw:start-glue-point="0" draw:end-shape="id18" draw:end-glue-point="2" svg:d="M18434 11920l-235-1412" svg:viewBox="0 0 236 1413">
          <text:p/>
        </draw:connector>
        <draw:connector draw:style-name="gr2" draw:text-style-name="P2" draw:layer="layout" draw:type="line" svg:x1="18.199cm" svg:y1="8.038cm" svg:x2="18.199cm" svg:y2="6.979cm" draw:start-shape="id18" draw:start-glue-point="0" draw:end-shape="id20" draw:end-glue-point="2" svg:d="M18199 8038v-1059" svg:viewBox="0 0 1 1060">
          <text:p/>
        </draw:connector>
        <draw:connector draw:style-name="gr2" draw:text-style-name="P2" draw:layer="layout" draw:type="line" svg:x1="13.615cm" svg:y1="8.182cm" svg:x2="13.502cm" svg:y2="6.979cm" draw:start-shape="id17" draw:start-glue-point="0" draw:end-shape="id19" draw:end-glue-point="2" svg:d="M13615 8182l-113-1203" svg:viewBox="0 0 114 1204">
          <text:p/>
        </draw:connector>
        <draw:connector draw:style-name="gr2" draw:text-style-name="P2" draw:layer="layout" draw:type="line" svg:x1="8.336cm" svg:y1="8.273cm" svg:x2="8.453cm" svg:y2="6.979cm" draw:start-shape="id12" draw:start-glue-point="0" draw:end-shape="id14" draw:end-glue-point="2" svg:d="M8336 8273l117-1294" svg:viewBox="0 0 118 1295">
          <text:p/>
        </draw:connector>
        <draw:custom-shape draw:style-name="gr21" draw:text-style-name="P1" xml:id="id22" draw:id="id22" draw:layer="layout" svg:width="15.748cm" svg:height="1.778cm" svg:x="5.953cm" svg:y="1.635cm">
          <text:p text:style-name="P1">Hidden and cell state at last layer at each of N</text:p>
          <text:p text:style-name="P1">B x N x 2H x 2H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453cm" svg:y1="4.509cm" svg:x2="13.827cm" svg:y2="3.413cm" draw:start-shape="id14" draw:start-glue-point="0" draw:end-shape="id22" draw:end-glue-point="2" svg:d="M8453 4509v-548h5374v-548" svg:viewBox="0 0 5375 1097">
          <text:p/>
        </draw:connector>
        <draw:connector draw:style-name="gr2" draw:text-style-name="P2" draw:layer="layout" svg:x1="13.502cm" svg:y1="4.509cm" svg:x2="13.827cm" svg:y2="3.413cm" draw:start-shape="id19" draw:start-glue-point="0" draw:end-shape="id22" draw:end-glue-point="2" svg:d="M13502 4509v-548h325v-548" svg:viewBox="0 0 326 1097">
          <text:p/>
        </draw:connector>
        <draw:connector draw:style-name="gr2" draw:text-style-name="P2" draw:layer="layout" svg:x1="18.199cm" svg:y1="4.509cm" svg:x2="13.827cm" svg:y2="3.413cm" draw:start-shape="id20" draw:start-glue-point="0" draw:end-shape="id22" draw:end-glue-point="2" svg:d="M18199 4509v-548h-4372v-548" svg:viewBox="0 0 4373 1097">
          <text:p/>
        </draw:connector>
        <draw:connector draw:style-name="gr2" draw:text-style-name="P2" draw:layer="layout" svg:x1="20.019cm" svg:y1="5.744cm" svg:x2="22.082cm" svg:y2="9.445cm" draw:start-shape="id20" draw:start-glue-point="1" draw:end-shape="id23" draw:end-glue-point="3" svg:d="M20019 5744h870v3701h1193" svg:viewBox="0 0 2064 3702">
          <text:p/>
        </draw:connector>
        <draw:connector draw:style-name="gr2" draw:text-style-name="P2" draw:layer="layout" draw:line-skew="-0.351cm" svg:x1="20.019cm" svg:y1="9.273cm" svg:x2="22.082cm" svg:y2="9.445cm" draw:start-shape="id18" draw:start-glue-point="1" draw:end-shape="id23" draw:end-glue-point="3" svg:d="M20019 9273h519v172h1544" svg:viewBox="0 0 2064 173">
          <text:p/>
        </draw:connector>
        <draw:connector draw:style-name="gr2" draw:text-style-name="P2" draw:layer="layout" draw:line-skew="-0.468cm" svg:x1="20.254cm" svg:y1="13.155cm" svg:x2="22.082cm" svg:y2="9.445cm" draw:start-shape="id16" draw:start-glue-point="1" draw:end-shape="id23" draw:end-glue-point="3" svg:d="M20254 13155h285v-3710h1543" svg:viewBox="0 0 1829 3711">
          <text:p/>
        </draw:connector>
        <draw:custom-shape draw:style-name="gr22" draw:text-style-name="P1" xml:id="id23" draw:id="id23" draw:layer="layout" svg:width="3.937cm" svg:height="11.811cm" svg:x="22.082cm" svg:y="3.54cm">
          <text:p text:style-name="P1">Hidden</text:p>
          <text:p text:style-name="P1">And</text:p>
          <text:p text:style-name="P1">Cell state</text:p>
          <text:p text:style-name="P1">At step N</text:p>
          <text:p text:style-name="P1">For each layer</text:p>
          <text:p text:style-name="P1">B x 2H x 2H x L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858cm" svg:height="2.032cm" svg:x="9.89cm" svg:y="18.018cm">
          <text:p text:style-name="P1">Bi-LSTM Uni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4" draw:text-style-name="P1" draw:layer="layout" svg:width="8.001cm" svg:height="2.286cm" svg:x="2.27cm" svg:y="2.016cm">
          <text:p text:style-name="P1">Encoder Unit</text:p>
          <draw:enhanced-geometry svg:viewBox="0 0 21600 21600" draw:type="rectangle" draw:enhanced-path="M 0 0 L 21600 0 21600 21600 0 21600 0 0 Z N"/>
        </draw:custom-shape>
        <draw:custom-shape draw:style-name="gr25" draw:text-style-name="P1" xml:id="id24" draw:id="id24" draw:layer="layout" svg:width="6.477cm" svg:height="2.54cm" svg:x="1.635cm" svg:y="5.953cm">
          <text:p text:style-name="P1">B x N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112cm" svg:y1="7.223cm" svg:x2="10.779cm" svg:y2="7.223cm" draw:start-shape="id24" draw:end-shape="id25" draw:end-glue-point="3" svg:d="M8112 7223h2667" svg:viewBox="0 0 2668 1">
          <text:p/>
        </draw:connector>
        <draw:custom-shape draw:style-name="gr26" draw:text-style-name="P1" xml:id="id26" draw:id="id26" draw:layer="layout" svg:width="6.477cm" svg:height="2.794cm" svg:x="2.651cm" svg:y="11.033cm">
          <text:p text:style-name="P1">B x N x E</text:p>
          <draw:enhanced-geometry svg:viewBox="0 0 21600 21600" draw:type="rectangle" draw:enhanced-path="M 0 0 L 21600 0 21600 21600 0 21600 0 0 Z N"/>
        </draw:custom-shape>
        <draw:custom-shape draw:style-name="gr27" draw:text-style-name="P1" xml:id="id25" draw:id="id25" draw:layer="layout" svg:width="12.065cm" svg:height="4.572cm" svg:x="10.779cm" svg:y="4.937cm">
          <text:p text:style-name="P1">Pretrained with the word2vec </text:p>
          <text:p text:style-name="P1">V x 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2.844cm" svg:y1="7.223cm" svg:x2="2.651cm" svg:y2="12.43cm" draw:start-shape="id25" draw:start-glue-point="1" draw:end-shape="id26" draw:end-glue-point="3" svg:d="M22844 7223h500v3048h-21195v2159h502" svg:viewBox="0 0 21196 5208">
          <text:p/>
        </draw:connector>
        <draw:connector draw:style-name="gr2" draw:text-style-name="P2" draw:layer="layout" draw:type="line" svg:x1="9.128cm" svg:y1="12.43cm" svg:x2="11.263cm" svg:y2="12.475cm" draw:start-shape="id26" draw:start-glue-point="1" draw:end-shape="id27" draw:end-glue-point="3" svg:d="M9128 12430l2135 45" svg:viewBox="0 0 2136 46">
          <text:p/>
        </draw:connector>
        <draw:custom-shape draw:style-name="gr28" draw:text-style-name="P1" xml:id="id27" draw:id="id27" draw:layer="layout" svg:width="10.414cm" svg:height="2.794cm" svg:x="11.263cm" svg:y="11.078cm">
          <text:p text:style-name="P1">Bi-LSTM Uni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6.47cm" svg:y1="13.872cm" svg:x2="14.462cm" svg:y2="15.224cm" draw:start-shape="id27" draw:start-glue-point="2" draw:end-shape="id28" draw:end-glue-point="0" svg:d="M16470 13872l-2008 1352" svg:viewBox="0 0 2009 1353">
          <text:p/>
        </draw:connector>
        <draw:custom-shape draw:style-name="gr29" draw:text-style-name="P1" xml:id="id28" draw:id="id28" draw:layer="layout" svg:width="15.494cm" svg:height="2.667cm" svg:x="6.715cm" svg:y="15.224cm">
          <text:p text:style-name="P1">B x 2H x 2H, hidden state and cell state at</text:p>
          <text:p text:style-name="P1">The top layer and the last step (Nth step)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30" draw:text-style-name="P1" draw:layer="layout" svg:width="5.461cm" svg:height="2.794cm" svg:x="1.635cm" svg:y="5.572cm">
          <text:p text:style-name="P1">B x N x V</text:p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7.239cm" svg:height="1.725cm" svg:x="1.762cm" svg:y="8.8cm">
          <draw:text-box>
            <text:p>Input batch sequence</text:p>
          </draw:text-box>
        </draw:frame>
        <draw:connector draw:style-name="gr2" draw:text-style-name="P2" draw:layer="layout" draw:type="line" svg:x1="7.096cm" svg:y1="6.969cm" svg:x2="7.93cm" svg:y2="5.127cm" draw:end-shape="id29" draw:end-glue-point="3" svg:d="M7096 6969l834-1842" svg:viewBox="0 0 835 1843">
          <text:p/>
        </draw:connector>
        <draw:connector draw:style-name="gr2" draw:text-style-name="P2" draw:layer="layout" draw:type="line" svg:x1="7.096cm" svg:y1="6.969cm" svg:x2="8.046cm" svg:y2="9.223cm" draw:end-shape="id30" draw:end-glue-point="3" svg:d="M7096 6969l950 2254" svg:viewBox="0 0 951 2255">
          <text:p/>
        </draw:connector>
        <draw:custom-shape draw:style-name="gr32" draw:text-style-name="P1" xml:id="id29" draw:id="id29" draw:layer="layout" svg:width="4.887cm" svg:height="2.289cm" svg:x="7.93cm" svg:y="3.983cm">
          <text:p text:style-name="P1">Encoder Unit 1</text:p>
          <draw:enhanced-geometry svg:viewBox="0 0 21600 21600" draw:type="rectangle" draw:enhanced-path="M 0 0 L 21600 0 21600 21600 0 21600 0 0 Z N"/>
        </draw:custom-shape>
        <draw:custom-shape draw:style-name="gr32" draw:text-style-name="P1" xml:id="id30" draw:id="id30" draw:layer="layout" svg:width="4.887cm" svg:height="2.289cm" svg:x="8.046cm" svg:y="8.079cm">
          <text:p text:style-name="P1">Encoder Unit 2</text:p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6.256cm" svg:height="1.75cm" svg:x="2.27cm" svg:y="1.663cm">
          <draw:text-box>
            <text:p>Variational Autoencoder</text:p>
          </draw:text-box>
        </draw:frame>
        <draw:connector draw:style-name="gr2" draw:text-style-name="P2" draw:layer="layout" draw:type="line" svg:x1="12.817cm" svg:y1="5.127cm" svg:x2="13.754cm" svg:y2="4.012cm" draw:start-shape="id29" draw:start-glue-point="1" draw:end-shape="id31" draw:end-glue-point="3" svg:d="M12817 5127l937-1115" svg:viewBox="0 0 938 1116">
          <text:p/>
        </draw:connector>
        <draw:connector draw:style-name="gr2" draw:text-style-name="P2" draw:layer="layout" draw:type="line" svg:x1="12.933cm" svg:y1="9.223cm" svg:x2="13.827cm" svg:y2="8.743cm" draw:start-shape="id30" draw:start-glue-point="1" draw:end-shape="id32" draw:end-glue-point="3" svg:d="M12933 9223l894-480" svg:viewBox="0 0 895 481">
          <text:p/>
        </draw:connector>
        <draw:custom-shape draw:style-name="gr34" draw:text-style-name="P1" xml:id="id31" draw:id="id31" draw:layer="layout" svg:width="1.978cm" svg:height="3.373cm" svg:x="13.754cm" svg:y="2.326cm">
          <text:p text:style-name="P1">B x 2H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5" draw:text-style-name="P1" xml:id="id32" draw:id="id32" draw:layer="layout" svg:width="2.094cm" svg:height="4.819cm" svg:x="13.827cm" svg:y="6.334cm">
          <text:p text:style-name="P1">B x 2H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14§display§\mu§svg§600§FALSE§</svg:desc>
          <draw:frame draw:style-name="gr36" draw:text-style-name="P1" draw:layer="layout" svg:width="0.951cm" svg:height="1.28cm" svg:x="15.986cm" svg:y="1.244cm">
            <draw:image xlink:href="Pictures/100007D5000000D4000000DC64CD8479232B7ED7.svg" xlink:type="simple" xlink:show="embed" xlink:actuate="onLoad" loext:mime-type="image/svg+xml">
              <text:p/>
            </draw:image>
            <draw:image xlink:href="Pictures/10000201000000080000000843353A2024649C66.png" xlink:type="simple" xlink:show="embed" xlink:actuate="onLoad" loext:mime-type="image/png"/>
          </draw:frame>
        </draw:g>
        <draw:custom-shape draw:style-name="gr37" draw:text-style-name="P1" xml:id="id33" draw:id="id33" draw:layer="layout" svg:width="2.908cm" svg:height="5.18cm" svg:x="17.82cm" svg:y="4.465cm">
          <text:p text:style-name="P1">Sampling</text:p>
          <text:p text:style-name="P1">B x 2H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732cm" svg:y1="4.012cm" svg:x2="17.82cm" svg:y2="7.055cm" draw:start-shape="id31" draw:start-glue-point="1" draw:end-shape="id33" draw:end-glue-point="3" svg:d="M15732 4012h1044v3043h1044" svg:viewBox="0 0 2089 3044">
          <text:p/>
        </draw:connector>
        <draw:connector draw:style-name="gr2" draw:text-style-name="P2" draw:layer="layout" svg:x1="15.921cm" svg:y1="8.743cm" svg:x2="17.82cm" svg:y2="7.055cm" draw:start-shape="id32" draw:start-glue-point="1" draw:end-shape="id33" draw:end-glue-point="3" svg:d="M15921 8743h950v-1688h949" svg:viewBox="0 0 1900 1689">
          <text:p/>
        </draw:connector>
        <draw:g>
          <svg:title>TexMaths</svg:title>
          <svg:desc>14§display§N(\mu, \sigma^2)§svg§600§FALSE§</svg:desc>
          <draw:frame draw:style-name="gr36" draw:text-style-name="P1" draw:layer="layout" svg:width="4.072cm" svg:height="1.325cm" svg:x="17.883cm" svg:y="2.27cm">
            <draw:image xlink:href="Pictures/10001C950000053500000188B2751FED3934200C.svg" xlink:type="simple" xlink:show="embed" xlink:actuate="onLoad" loext:mime-type="image/svg+xml">
              <text:p/>
            </draw:image>
            <draw:image xlink:href="Pictures/10000201000000320000000F1E89DCCD06209A17.png" xlink:type="simple" xlink:show="embed" xlink:actuate="onLoad" loext:mime-type="image/png"/>
          </draw:frame>
        </draw:g>
        <draw:g>
          <svg:title>TexMaths</svg:title>
          <svg:desc>14§display§\sigma§svg§600§FALSE§</svg:desc>
          <draw:frame draw:style-name="gr36" draw:text-style-name="P1" draw:layer="layout" svg:width="0.872cm" svg:height="0.723cm" svg:x="16.133cm" svg:y="9.886cm">
            <draw:image xlink:href="Pictures/100004BB000000D50000009790F1788F521AD005.svg" xlink:type="simple" xlink:show="embed" xlink:actuate="onLoad" loext:mime-type="image/svg+xml">
              <text:p/>
            </draw:image>
            <draw:image xlink:href="Pictures/10000201000000080000000653B6D1905A11AA63.png" xlink:type="simple" xlink:show="embed" xlink:actuate="onLoad" loext:mime-type="image/png"/>
          </draw:frame>
        </draw:g>
        <draw:connector draw:style-name="gr2" draw:text-style-name="P2" draw:layer="layout" svg:x1="20.728cm" svg:y1="7.055cm" svg:x2="3.625cm" svg:y2="13.981cm" draw:start-shape="id33" draw:start-glue-point="1" draw:end-shape="id34" draw:end-glue-point="3" svg:d="M20728 7055h501v4276h-18106v2650h502" svg:viewBox="0 0 18107 6927">
          <text:p/>
        </draw:connector>
        <draw:custom-shape draw:style-name="gr38" draw:text-style-name="P1" xml:id="id34" draw:id="id34" draw:layer="layout" svg:width="6.283cm" svg:height="1.927cm" svg:x="3.625cm" svg:y="13.018cm">
          <text:p text:style-name="P1">Decoder Unit</text:p>
          <draw:enhanced-geometry svg:viewBox="0 0 21600 21600" draw:type="rectangle" draw:enhanced-path="M 0 0 L 21600 0 21600 21600 0 21600 0 0 Z N"/>
        </draw:custom-shape>
        <draw:custom-shape draw:style-name="gr39" draw:text-style-name="P1" xml:id="id35" draw:id="id35" draw:layer="layout" svg:width="8.636cm" svg:height="1.905cm" svg:x="1.635cm" svg:y="16.875cm">
          <text:p text:style-name="P1">B x N x V</text:p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7.239cm" svg:height="1.725cm" svg:x="4.302cm" svg:y="18.78cm">
          <draw:text-box>
            <text:p>Same input batch sequence</text:p>
          </draw:text-box>
        </draw:frame>
        <draw:connector draw:style-name="gr2" draw:text-style-name="P2" draw:layer="layout" draw:type="line" svg:x1="5.953cm" svg:y1="16.875cm" svg:x2="6.766cm" svg:y2="14.945cm" draw:start-shape="id35" draw:start-glue-point="0" draw:end-shape="id34" draw:end-glue-point="2" svg:d="M5953 16875l813-1930" svg:viewBox="0 0 814 1931">
          <text:p/>
        </draw:connector>
        <draw:connector draw:style-name="gr2" draw:text-style-name="P2" draw:layer="layout" draw:type="line" svg:x1="9.908cm" svg:y1="13.981cm" svg:x2="11.396cm" svg:y2="17.391cm" draw:start-shape="id34" draw:start-glue-point="1" draw:end-shape="id36" draw:end-glue-point="3" svg:d="M9908 13981l1488 3410" svg:viewBox="0 0 1489 3411">
          <text:p/>
        </draw:connector>
        <draw:custom-shape draw:style-name="gr40" draw:text-style-name="P1" xml:id="id36" draw:id="id36" draw:layer="layout" svg:width="5.352cm" svg:height="2.048cm" svg:x="11.396cm" svg:y="16.367cm">
          <text:p text:style-name="P1">Teacher forcing</text:p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9.424cm" svg:height="4.673cm" svg:x="17.256cm" svg:y="15.478cm">
          <draw:text-box>
            <text:p>Input batch with an offset of 1, this is a standard multilabel classification problem again, use Cross Entropy Loss to backpropagate</text:p>
          </draw:text-box>
        </draw:frame>
        <draw:connector draw:style-name="gr2" draw:text-style-name="P2" draw:layer="layout" draw:type="line" svg:x1="16.748cm" svg:y1="17.391cm" svg:x2="16.748cm" svg:y2="17.391cm" draw:start-shape="id36" draw:start-glue-point="1" draw:end-shape="id36" svg:d="M16748 17391z" svg:viewBox="0 0 1 1">
          <text:p/>
        </draw:connector>
        <draw:connector draw:style-name="gr2" draw:text-style-name="P2" draw:layer="layout" draw:type="line" svg:x1="11.922cm" svg:y1="13.827cm" svg:x2="14.072cm" svg:y2="16.367cm" draw:start-shape="id37" draw:start-glue-point="3" draw:end-shape="id36" draw:end-glue-point="0" svg:d="M11922 13827l2150 2540" svg:viewBox="0 0 2151 2541">
          <text:p/>
        </draw:connector>
        <draw:custom-shape draw:style-name="gr42" draw:text-style-name="P1" xml:id="id37" draw:id="id37" draw:layer="layout" svg:width="11.938cm" svg:height="1.778cm" svg:x="11.922cm" svg:y="12.938cm">
          <text:p text:style-name="P1">Additional KL divergence term</text:p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esire } N(0,1) \text{ distribution for hidden space, sum elementwise} \\
\sum_{i=1}^{2H}\frac{1}{2} \left(\mu^2+\sigma^2-log(\sigma) - 1\right)§svg§600§FALSE§</svg:desc>
          <draw:frame draw:style-name="gr36" draw:text-style-name="P1" draw:layer="layout" svg:width="13.081cm" svg:height="1.143cm" svg:x="11.795cm" svg:y="11.541cm">
            <draw:image xlink:href="Pictures/100114230000365C000003FEE58B6EA9339CF947.svg" xlink:type="simple" xlink:show="embed" xlink:actuate="onLoad" loext:mime-type="image/svg+xml">
              <text:p/>
            </draw:image>
            <draw:image xlink:href="Pictures/100002010000020E00000027BCE97B2E7C18885F.png" xlink:type="simple" xlink:show="embed" xlink:actuate="onLoad" loext:mime-type="image/png"/>
          </draw:frame>
        </draw:g>
        <draw:frame draw:style-name="gr43" draw:text-style-name="P3" draw:layer="layout" svg:width="6.128cm" svg:height="3.936cm" svg:x="21.066cm" svg:y="4.176cm">
          <draw:text-box>
            <text:p>Use reparameterization trick for easy back propagation.</text:p>
          </draw:text-box>
        </draw:frame>
      </draw:page>
      <draw:page draw:name="page6" draw:style-name="dp1" draw:master-page-name="Default">
        <draw:custom-shape draw:style-name="gr44" draw:text-style-name="P1" xml:id="id38" draw:id="id38" draw:layer="layout" svg:width="5.588cm" svg:height="3.048cm" svg:x="1.762cm" svg:y="4.556cm">
          <text:p text:style-name="P1">Input</text:p>
          <text:p text:style-name="P1">B x N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35cm" svg:y1="6.08cm" svg:x2="9.382cm" svg:y2="6.016cm" draw:start-shape="id38" draw:start-glue-point="1" draw:end-shape="id39" draw:end-glue-point="3" svg:d="M7350 6080l2032-64" svg:viewBox="0 0 2033 65">
          <text:p/>
        </draw:connector>
        <draw:custom-shape draw:style-name="gr45" draw:text-style-name="P1" xml:id="id39" draw:id="id39" draw:layer="layout" svg:width="6.731cm" svg:height="3.937cm" svg:x="9.382cm" svg:y="4.048cm">
          <text:p text:style-name="P1">Encoder Unit 1 &amp; 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113cm" svg:y1="6.016cm" svg:x2="18.145cm" svg:y2="3.286cm" draw:start-shape="id39" draw:start-glue-point="1" draw:end-shape="id40" draw:end-glue-point="3" svg:d="M16113 6016h1016v-2730h1016" svg:viewBox="0 0 2033 2731">
          <text:p/>
        </draw:connector>
        <draw:custom-shape draw:style-name="gr46" draw:text-style-name="P1" xml:id="id40" draw:id="id40" draw:layer="layout" svg:width="2.032cm" svg:height="3.302cm" svg:x="18.145cm" svg:y="1.635cm">
          <text:p text:style-name="P1">B x 2H</text:p>
          <draw:enhanced-geometry svg:viewBox="0 0 21600 21600" draw:type="rectangle" draw:enhanced-path="M 0 0 L 21600 0 21600 21600 0 21600 0 0 Z N"/>
        </draw:custom-shape>
        <draw:custom-shape draw:style-name="gr47" draw:text-style-name="P1" xml:id="id41" draw:id="id41" draw:layer="layout" svg:width="1.905cm" svg:height="3.175cm" svg:x="18.018cm" svg:y="5.699cm">
          <text:p text:style-name="P1">B x 2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6.113cm" svg:y1="6.016cm" svg:x2="18.018cm" svg:y2="7.286cm" draw:start-shape="id39" draw:start-glue-point="1" draw:end-shape="id41" draw:end-glue-point="3" svg:d="M16113 6016h934v1270h971" svg:viewBox="0 0 1906 1271">
          <text:p/>
        </draw:connector>
        <draw:g>
          <svg:title>TexMaths</svg:title>
          <svg:desc>14§display§\mu§svg§600§FALSE§</svg:desc>
          <draw:frame draw:style-name="gr36" draw:text-style-name="P1" draw:layer="layout" svg:width="0.951cm" svg:height="1.28cm" svg:x="16.621cm" svg:y="1.498cm">
            <draw:image xlink:href="Pictures/100007D5000000D4000000DC64CD8479232B7ED7.svg" xlink:type="simple" xlink:show="embed" xlink:actuate="onLoad" loext:mime-type="image/svg+xml">
              <text:p/>
            </draw:image>
            <draw:image xlink:href="Pictures/10000201000000080000000843353A2024649C66.png" xlink:type="simple" xlink:show="embed" xlink:actuate="onLoad" loext:mime-type="image/png"/>
          </draw:frame>
        </draw:g>
        <draw:g>
          <svg:title>TexMaths</svg:title>
          <svg:desc>14§display§\sigma§svg§600§FALSE§</svg:desc>
          <draw:frame draw:style-name="gr36" draw:text-style-name="P1" draw:layer="layout" svg:width="0.872cm" svg:height="0.723cm" svg:x="16.638cm" svg:y="8.239cm">
            <draw:image xlink:href="Pictures/100004BB000000D50000009790F1788F521AD005.svg" xlink:type="simple" xlink:show="embed" xlink:actuate="onLoad" loext:mime-type="image/svg+xml">
              <text:p/>
            </draw:image>
            <draw:image xlink:href="Pictures/10000201000000080000000653B6D1905A11AA63.png" xlink:type="simple" xlink:show="embed" xlink:actuate="onLoad" loext:mime-type="image/png"/>
          </draw:frame>
        </draw:g>
        <draw:custom-shape draw:style-name="gr48" draw:text-style-name="P1" xml:id="id42" draw:id="id42" draw:layer="layout" svg:width="3.81cm" svg:height="1.651cm" svg:x="21.701cm" svg:y="5.191cm">
          <text:p text:style-name="P1">sampl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.177cm" svg:y1="3.286cm" svg:x2="21.701cm" svg:y2="6.016cm" draw:start-shape="id40" draw:start-glue-point="1" draw:end-shape="id42" draw:end-glue-point="3" svg:d="M20177 3286h762v2730h762" svg:viewBox="0 0 1525 2731">
          <text:p/>
        </draw:connector>
        <draw:connector draw:style-name="gr2" draw:text-style-name="P2" draw:layer="layout" svg:x1="19.923cm" svg:y1="7.286cm" svg:x2="21.701cm" svg:y2="6.016cm" draw:start-shape="id41" draw:start-glue-point="1" draw:end-shape="id42" draw:end-glue-point="3" svg:d="M19923 7286h905v-1270h873" svg:viewBox="0 0 1779 1271">
          <text:p/>
        </draw:connector>
        <draw:custom-shape draw:style-name="gr49" draw:text-style-name="P1" xml:id="id43" draw:id="id43" draw:layer="layout" svg:width="6.477cm" svg:height="2.159cm" svg:x="2.143cm" svg:y="11.414cm">
          <text:p text:style-name="P1">Hidden state</text:p>
          <text:p text:style-name="P1">B x 2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.511cm" svg:y1="6.016cm" svg:x2="2.143cm" svg:y2="12.493cm" draw:start-shape="id42" draw:start-glue-point="1" draw:end-shape="id43" draw:end-glue-point="3" svg:d="M25511 6016h501v3111h-24371v3366h502" svg:viewBox="0 0 24372 6478">
          <text:p/>
        </draw:connector>
        <draw:connector draw:style-name="gr2" draw:text-style-name="P2" draw:layer="layout" draw:type="line" svg:x1="8.62cm" svg:y1="12.493cm" svg:x2="10.398cm" svg:y2="12.493cm" draw:start-shape="id43" draw:start-glue-point="1" draw:end-shape="id44" draw:end-glue-point="3" svg:d="M8620 12493h1778" svg:viewBox="0 0 1779 1">
          <text:p/>
        </draw:connector>
        <draw:custom-shape draw:style-name="gr50" draw:text-style-name="P1" xml:id="id44" draw:id="id44" draw:layer="layout" svg:width="3.556cm" svg:height="4.953cm" svg:x="10.398cm" svg:y="10.017cm">
          <text:p text:style-name="P1">2H x M</text:p>
          <text:p text:style-name="P1">Fully-</text:p>
          <text:p text:style-name="P1">Connected</text:p>
          <text:p text:style-name="P1">Linear</text:p>
          <text:p text:style-name="P1">Layer</text:p>
          <draw:enhanced-geometry svg:viewBox="0 0 21600 21600" draw:type="rectangle" draw:enhanced-path="M 0 0 L 21600 0 21600 21600 0 21600 0 0 Z N"/>
        </draw:custom-shape>
        <draw:custom-shape draw:style-name="gr51" draw:text-style-name="P1" xml:id="id45" draw:id="id45" draw:layer="layout" svg:width="3.302cm" svg:height="4.826cm" svg:x="15.732cm" svg:y="10.144cm">
          <text:p text:style-name="P1">Leaky ReLU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954cm" svg:y1="12.493cm" svg:x2="15.732cm" svg:y2="12.557cm" draw:start-shape="id44" draw:end-shape="id45" draw:end-glue-point="3" svg:d="M13954 12493l1778 64" svg:viewBox="0 0 1779 65">
          <text:p/>
        </draw:connector>
        <draw:custom-shape draw:style-name="gr52" draw:text-style-name="P1" xml:id="id46" draw:id="id46" draw:layer="layout" svg:width="5.842cm" svg:height="4.953cm" svg:x="20.177cm" svg:y="10.017cm">
          <text:p text:style-name="P1">M x 2</text:p>
          <text:p text:style-name="P1">Fully-connected</text:p>
          <text:p text:style-name="P1">Linear lay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034cm" svg:y1="12.557cm" svg:x2="20.177cm" svg:y2="12.493cm" draw:start-shape="id45" draw:start-glue-point="1" draw:end-shape="id46" draw:end-glue-point="3" svg:d="M19034 12557l1143-64" svg:viewBox="0 0 1144 65">
          <text:p/>
        </draw:connector>
        <draw:connector draw:style-name="gr2" draw:text-style-name="P2" draw:layer="layout" svg:x1="26.019cm" svg:y1="12.493cm" svg:x2="1.889cm" svg:y2="17.7cm" draw:start-shape="id46" draw:start-glue-point="1" draw:end-shape="id47" draw:end-glue-point="3" svg:d="M26019 12493h501v3111h-25132v2096h501" svg:viewBox="0 0 25133 5208">
          <text:p/>
        </draw:connector>
        <draw:custom-shape draw:style-name="gr53" draw:text-style-name="P1" xml:id="id47" draw:id="id47" draw:layer="layout" svg:width="2.286cm" svg:height="2.921cm" svg:x="1.889cm" svg:y="16.24cm">
          <text:p text:style-name="P1">B x 2</text:p>
          <draw:enhanced-geometry svg:viewBox="0 0 21600 21600" draw:type="rectangle" draw:enhanced-path="M 0 0 L 21600 0 21600 21600 0 21600 0 0 Z N"/>
        </draw:custom-shape>
        <draw:frame draw:style-name="gr54" draw:text-style-name="P3" draw:layer="layout" svg:width="7.62cm" svg:height="1.725cm" svg:x="2.016cm" svg:y="18.706cm">
          <draw:text-box>
            <text:p>Republican and democratic indicators</text:p>
          </draw:text-box>
        </draw:frame>
        <draw:connector draw:style-name="gr2" draw:text-style-name="P2" draw:layer="layout" draw:type="line" svg:x1="4.175cm" svg:y1="17.7cm" svg:x2="12.049cm" svg:y2="18.78cm" draw:start-shape="id47" draw:start-glue-point="1" draw:end-shape="id48" svg:d="M4175 17700l7874 1080" svg:viewBox="0 0 7875 1081">
          <text:p/>
        </draw:connector>
        <draw:custom-shape draw:style-name="gr55" draw:text-style-name="P1" xml:id="id48" draw:id="id48" draw:layer="layout" svg:width="7.62cm" svg:height="2.032cm" svg:x="12.049cm" svg:y="17.764cm">
          <text:p text:style-name="P1"/>
          <text:p text:style-name="P1">Custom classifier</text:p>
          <text:p text:style-name="P1">loss function</text:p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0.033cm" svg:height="2.462cm" svg:x="5.953cm" svg:y="15.605cm">
          <draw:text-box>
            <text:p text:style-name="P6">Check against the labels</text:p>
            <text:p text:style-name="P6">For each of the B sequences</text:p>
            <text:p><text:s/>in the batch</text:p>
          </draw:text-box>
        </draw:frame>
        <draw:custom-shape draw:style-name="gr57" draw:text-style-name="P1" draw:layer="layout" svg:width="6.985cm" svg:height="1.778cm" svg:x="2.016cm" svg:y="1.381cm">
          <text:p text:style-name="P1">Classifi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9.669cm" svg:y1="18.78cm" svg:x2="21.32cm" svg:y2="18.081cm" draw:start-shape="id48" draw:start-glue-point="1" draw:end-shape="id49" draw:end-glue-point="3" svg:d="M19669 18780l1651-699" svg:viewBox="0 0 1652 700">
          <text:p/>
        </draw:connector>
        <draw:custom-shape draw:style-name="gr58" draw:text-style-name="P1" xml:id="id49" draw:id="id49" draw:layer="layout" svg:width="4.985cm" svg:height="3.429cm" svg:x="21.32cm" svg:y="16.367cm">
          <text:p text:style-name="P1">Back-propagate</text:p>
          <text:p text:style-name="P1">loss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9" draw:text-style-name="P1" draw:layer="layout" svg:width="5.214cm" svg:height="1.945cm" svg:x="1.855cm" svg:y="5.917cm">
          <text:p text:style-name="P1">B x N x V</text:p>
          <draw:enhanced-geometry svg:viewBox="0 0 21600 21600" draw:type="rectangle" draw:enhanced-path="M 0 0 L 21600 0 21600 21600 0 21600 0 0 Z N"/>
        </draw:custom-shape>
        <draw:frame draw:style-name="gr60" draw:text-style-name="P3" draw:layer="layout" svg:width="6.911cm" svg:height="1.725cm" svg:x="1.976cm" svg:y="8.164cm">
          <draw:text-box>
            <text:p>Input batch sequence</text:p>
          </draw:text-box>
        </draw:frame>
        <draw:connector draw:style-name="gr2" draw:text-style-name="P2" draw:layer="layout" draw:type="line" svg:x1="7.069cm" svg:y1="6.89cm" svg:x2="7.865cm" svg:y2="5.607cm" draw:end-shape="id50" draw:end-glue-point="3" svg:d="M7069 6890l796-1283" svg:viewBox="0 0 797 1284">
          <text:p/>
        </draw:connector>
        <draw:connector draw:style-name="gr2" draw:text-style-name="P2" draw:layer="layout" draw:type="line" svg:x1="7.069cm" svg:y1="6.89cm" svg:x2="7.976cm" svg:y2="8.458cm" draw:end-shape="id51" draw:end-glue-point="3" svg:d="M7069 6890l907 1568" svg:viewBox="0 0 908 1569">
          <text:p/>
        </draw:connector>
        <draw:custom-shape draw:style-name="gr61" draw:text-style-name="P1" xml:id="id50" draw:id="id50" draw:layer="layout" svg:width="4.666cm" svg:height="1.593cm" svg:x="7.865cm" svg:y="4.811cm">
          <text:p text:style-name="P1">Encoder Unit 1</text:p>
          <draw:enhanced-geometry svg:viewBox="0 0 21600 21600" draw:type="rectangle" draw:enhanced-path="M 0 0 L 21600 0 21600 21600 0 21600 0 0 Z N"/>
        </draw:custom-shape>
        <draw:custom-shape draw:style-name="gr61" draw:text-style-name="P1" xml:id="id51" draw:id="id51" draw:layer="layout" svg:width="4.666cm" svg:height="1.593cm" svg:x="7.976cm" svg:y="7.662cm">
          <text:p text:style-name="P1">Encoder Unit 2</text:p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6.256cm" svg:height="1.75cm" svg:x="1.762cm" svg:y="1.282cm">
          <draw:text-box>
            <text:p>Train style-specific decoder</text:p>
          </draw:text-box>
        </draw:frame>
        <draw:connector draw:style-name="gr2" draw:text-style-name="P2" draw:layer="layout" draw:type="line" svg:x1="12.531cm" svg:y1="5.607cm" svg:x2="13.425cm" svg:y2="4.832cm" draw:start-shape="id50" draw:start-glue-point="1" draw:end-shape="id52" draw:end-glue-point="3" svg:d="M12531 5607l894-775" svg:viewBox="0 0 895 776">
          <text:p/>
        </draw:connector>
        <draw:connector draw:style-name="gr2" draw:text-style-name="P2" draw:layer="layout" draw:type="line" svg:x1="12.642cm" svg:y1="8.458cm" svg:x2="13.495cm" svg:y2="8.125cm" draw:start-shape="id51" draw:start-glue-point="1" draw:end-shape="id53" draw:end-glue-point="3" svg:d="M12642 8458l853-333" svg:viewBox="0 0 854 334">
          <text:p/>
        </draw:connector>
        <draw:custom-shape draw:style-name="gr62" draw:text-style-name="P1" xml:id="id52" draw:id="id52" draw:layer="layout" svg:width="1.889cm" svg:height="2.348cm" svg:x="13.425cm" svg:y="3.658cm">
          <text:p text:style-name="P1">B x 2H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63" draw:text-style-name="P1" xml:id="id53" draw:id="id53" draw:layer="layout" svg:width="1.999cm" svg:height="3.354cm" svg:x="13.495cm" svg:y="6.448cm">
          <text:p text:style-name="P1">B x 2H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14§display§\mu§svg§600§FALSE§</svg:desc>
          <draw:frame draw:style-name="gr36" draw:text-style-name="P1" draw:layer="layout" svg:width="0.908cm" svg:height="0.891cm" svg:x="15.556cm" svg:y="2.905cm">
            <draw:image xlink:href="Pictures/100007D5000000D4000000DC64CD8479232B7ED7.svg" xlink:type="simple" xlink:show="embed" xlink:actuate="onLoad" loext:mime-type="image/svg+xml">
              <text:p/>
            </draw:image>
            <draw:image xlink:href="Pictures/10000201000000080000000843353A2024649C66.png" xlink:type="simple" xlink:show="embed" xlink:actuate="onLoad" loext:mime-type="image/png"/>
          </draw:frame>
        </draw:g>
        <draw:custom-shape draw:style-name="gr64" draw:text-style-name="P1" xml:id="id54" draw:id="id54" draw:layer="layout" svg:width="2.777cm" svg:height="3.605cm" svg:x="17.145cm" svg:y="5.134cm">
          <text:p text:style-name="P1">Sampling</text:p>
          <text:p text:style-name="P1">B x 2H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5.314cm" svg:y1="4.832cm" svg:x2="17.145cm" svg:y2="6.936cm" draw:start-shape="id52" draw:start-glue-point="1" draw:end-shape="id54" draw:end-glue-point="3" svg:d="M15314 4832h907v2104h924" svg:viewBox="0 0 1832 2105">
          <text:p/>
        </draw:connector>
        <draw:connector draw:style-name="gr2" draw:text-style-name="P2" draw:layer="layout" svg:x1="15.494cm" svg:y1="8.125cm" svg:x2="17.145cm" svg:y2="6.936cm" draw:start-shape="id53" draw:start-glue-point="1" draw:end-shape="id54" draw:end-glue-point="3" svg:d="M15494 8125h797v-1189h854" svg:viewBox="0 0 1652 1190">
          <text:p/>
        </draw:connector>
        <draw:g>
          <svg:title>TexMaths</svg:title>
          <svg:desc>14§display§N(\mu, \sigma^2)§svg§600§FALSE§</svg:desc>
          <draw:frame draw:style-name="gr36" draw:text-style-name="P1" draw:layer="layout" svg:width="3.888cm" svg:height="0.922cm" svg:x="17.051cm" svg:y="3.761cm">
            <draw:image xlink:href="Pictures/10001C950000053500000188B2751FED3934200C.svg" xlink:type="simple" xlink:show="embed" xlink:actuate="onLoad" loext:mime-type="image/svg+xml">
              <text:p/>
            </draw:image>
            <draw:image xlink:href="Pictures/10000201000000320000000F1E89DCCD06209A17.png" xlink:type="simple" xlink:show="embed" xlink:actuate="onLoad" loext:mime-type="image/png"/>
          </draw:frame>
        </draw:g>
        <draw:g>
          <svg:title>TexMaths</svg:title>
          <svg:desc>14§display§\sigma§svg§600§FALSE§</svg:desc>
          <draw:frame draw:style-name="gr36" draw:text-style-name="P1" draw:layer="layout" svg:width="0.832cm" svg:height="0.503cm" svg:x="15.697cm" svg:y="8.92cm">
            <draw:image xlink:href="Pictures/100004BB000000D50000009790F1788F521AD005.svg" xlink:type="simple" xlink:show="embed" xlink:actuate="onLoad" loext:mime-type="image/svg+xml">
              <text:p/>
            </draw:image>
            <draw:image xlink:href="Pictures/10000201000000080000000653B6D1905A11AA63.png" xlink:type="simple" xlink:show="embed" xlink:actuate="onLoad" loext:mime-type="image/png"/>
          </draw:frame>
        </draw:g>
        <draw:connector draw:style-name="gr2" draw:text-style-name="P2" draw:layer="layout" draw:type="line" svg:x1="19.922cm" svg:y1="6.936cm" svg:x2="21.377cm" svg:y2="6.927cm" draw:start-shape="id54" draw:end-shape="id55" draw:end-glue-point="3" svg:d="M19922 6936l1455-9" svg:viewBox="0 0 1456 10">
          <text:p/>
        </draw:connector>
        <draw:custom-shape draw:style-name="gr65" draw:text-style-name="P1" xml:id="id55" draw:id="id55" draw:layer="layout" svg:width="3.88cm" svg:height="4.154cm" svg:x="21.377cm" svg:y="4.85cm">
          <text:p text:style-name="P1">Hidden</text:p>
          <text:p text:style-name="P1">State</text:p>
          <text:p text:style-name="P1">B x 2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317cm" svg:y1="9.004cm" svg:x2="2.553cm" svg:y2="11.592cm" draw:start-shape="id55" svg:d="M23317 9004v1545h-20764v1043" svg:viewBox="0 0 20765 2589">
          <text:p/>
        </draw:connector>
        <draw:custom-shape draw:style-name="gr66" draw:text-style-name="P1" xml:id="id56" draw:id="id56" draw:layer="layout" svg:width="7.639cm" svg:height="2.475cm" svg:x="1.127cm" svg:y="11.391cm">
          <text:p text:style-name="P1">Another Decoder Unit</text:p>
          <text:p text:style-name="P1">With parameters, initilizaed</text:p>
          <text:p text:style-name="P1">The same as the pre-trained</text:p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line" svg:x1="8.766cm" svg:y1="12.628cm" svg:x2="20.892cm" svg:y2="12.716cm" draw:start-shape="id56" draw:start-glue-point="1" draw:end-shape="id57" draw:end-glue-point="3" svg:d="M8766 12628l12126 88" svg:viewBox="0 0 12127 89">
          <text:p text:style-name="P1"/>
        </draw:connector>
        <draw:frame draw:style-name="gr68" draw:text-style-name="P3" draw:layer="layout" svg:width="10.064cm" svg:height="2.462cm" svg:x="10.585cm" svg:y="10.772cm">
          <draw:text-box>
            <text:p>Without teacher enforcing</text:p>
            <text:p>Maybe, with teacher enforcing is good too</text:p>
          </draw:text-box>
        </draw:frame>
        <draw:custom-shape draw:style-name="gr69" draw:text-style-name="P1" xml:id="id57" draw:id="id57" draw:layer="layout" svg:width="2.667cm" svg:height="2.475cm" svg:x="20.892cm" svg:y="11.479cm">
          <text:p text:style-name="P1">B x N’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559cm" svg:y1="12.716cm" svg:x2="2.397cm" svg:y2="17.065cm" draw:start-shape="id57" draw:start-glue-point="1" draw:end-shape="id58" draw:end-glue-point="3" svg:d="M23559 12716h710v2126h-22458v2223h586" svg:viewBox="0 0 22459 4350">
          <text:p/>
        </draw:connector>
        <draw:custom-shape draw:style-name="gr70" draw:text-style-name="P1" xml:id="id58" draw:id="id58" draw:layer="layout" svg:width="7.874cm" svg:height="2.667cm" svg:x="2.397cm" svg:y="15.732cm">
          <text:p text:style-name="P1">A three part loss function</text:p>
          <draw:enhanced-geometry svg:viewBox="0 0 21600 21600" draw:type="rectangle" draw:enhanced-path="M 0 0 L 21600 0 21600 21600 0 21600 0 0 Z N"/>
        </draw:custom-shape>
        <draw:custom-shape draw:style-name="gr71" draw:text-style-name="P1" xml:id="id59" draw:id="id59" draw:layer="layout" svg:width="7.366cm" svg:height="2.032cm" svg:x="12.811cm" svg:y="16.113cm">
          <text:p text:style-name="P1">Back-propaga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17.065cm" svg:x2="12.811cm" svg:y2="17.129cm" draw:start-shape="id58" draw:start-glue-point="1" draw:end-shape="id59" draw:end-glue-point="3" svg:d="M10271 17065l2540 64" svg:viewBox="0 0 2541 65">
          <text:p/>
        </draw:connector>
      </draw:page>
      <draw:page draw:name="page8" draw:style-name="dp1" draw:master-page-name="Default">
        <draw:custom-shape draw:style-name="gr70" draw:text-style-name="P1" xml:id="id62" draw:id="id62" draw:layer="layout" svg:width="7.874cm" svg:height="2.667cm" svg:x="7.858cm" svg:y="11.033cm">
          <text:p text:style-name="P1">A three part loss function</text:p>
          <draw:enhanced-geometry svg:viewBox="0 0 21600 21600" draw:type="rectangle" draw:enhanced-path="M 0 0 L 21600 0 21600 21600 0 21600 0 0 Z N"/>
        </draw:custom-shape>
        <draw:custom-shape draw:style-name="gr72" draw:text-style-name="P1" xml:id="id67" draw:id="id67" draw:layer="layout" svg:width="10.541cm" svg:height="3.048cm" svg:x="1.635cm" svg:y="1.381cm">
          <text:p text:style-name="P1">Intermediate output sequence</text:p>
          <text:p text:style-name="P1">B x N’ x V</text:p>
          <draw:enhanced-geometry svg:viewBox="0 0 21600 21600" draw:type="rectangle" draw:enhanced-path="M 0 0 L 21600 0 21600 21600 0 21600 0 0 Z N"/>
        </draw:custom-shape>
        <draw:custom-shape draw:style-name="gr73" draw:text-style-name="P1" xml:id="id68" draw:id="id68" draw:layer="layout" svg:width="8.636cm" svg:height="2.286cm" svg:x="13.954cm" svg:y="1.635cm">
          <text:p text:style-name="P1">Input</text:p>
          <text:p text:style-name="P1">B x N x V</text:p>
          <draw:enhanced-geometry svg:viewBox="0 0 21600 21600" draw:type="rectangle" draw:enhanced-path="M 0 0 L 21600 0 21600 21600 0 21600 0 0 Z N"/>
        </draw:custom-shape>
        <draw:custom-shape draw:style-name="gr74" draw:text-style-name="P1" xml:id="id60" draw:id="id60" draw:layer="layout" svg:width="9.144cm" svg:height="1.651cm" svg:x="4.048cm" svg:y="5.318cm">
          <text:p text:style-name="P1">Updated word2vec in Encoder</text:p>
          <text:p text:style-name="P1">V x E</text:p>
          <draw:enhanced-geometry svg:viewBox="0 0 21600 21600" draw:type="rectangle" draw:enhanced-path="M 0 0 L 21600 0 21600 21600 0 21600 0 0 Z N"/>
        </draw:custom-shape>
        <draw:custom-shape draw:style-name="gr75" draw:text-style-name="P1" xml:id="id61" draw:id="id61" draw:layer="layout" svg:width="9.779cm" svg:height="1.905cm" svg:x="1.762cm" svg:y="8.366cm">
          <text:p text:style-name="P1">MSE with padd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62cm" svg:y1="6.969cm" svg:x2="6.651cm" svg:y2="8.366cm" draw:start-shape="id60" draw:start-glue-point="2" draw:end-shape="id61" draw:end-glue-point="0" svg:d="M8620 6969v698h-1969v699" svg:viewBox="0 0 1970 1398">
          <text:p/>
        </draw:connector>
        <draw:connector draw:style-name="gr2" draw:text-style-name="P2" draw:layer="layout" draw:type="line" svg:x1="6.651cm" svg:y1="10.271cm" svg:x2="11.795cm" svg:y2="11.033cm" draw:start-shape="id61" draw:start-glue-point="2" draw:end-shape="id62" draw:end-glue-point="0" svg:d="M6651 10271l5144 762" svg:viewBox="0 0 5145 763">
          <text:p/>
        </draw:connector>
        <draw:custom-shape draw:style-name="gr76" draw:text-style-name="P1" xml:id="id63" draw:id="id63" draw:layer="layout" svg:width="3.556cm" svg:height="2.286cm" svg:x="1.762cm" svg:y="14.335cm">
          <text:p text:style-name="P1">output</text:p>
          <text:p text:style-name="P1">B x N’ x V</text:p>
          <draw:enhanced-geometry svg:viewBox="0 0 21600 21600" draw:type="rectangle" draw:enhanced-path="M 0 0 L 21600 0 21600 21600 0 21600 0 0 Z N"/>
        </draw:custom-shape>
        <draw:custom-shape draw:style-name="gr77" draw:text-style-name="P1" xml:id="id65" draw:id="id65" draw:layer="layout" svg:width="3.175cm" svg:height="2.159cm" svg:x="2.016cm" svg:y="17.256cm">
          <text:p text:style-name="P1">input</text:p>
          <text:p text:style-name="P1">B x N x V</text:p>
          <draw:enhanced-geometry svg:viewBox="0 0 21600 21600" draw:type="rectangle" draw:enhanced-path="M 0 0 L 21600 0 21600 21600 0 21600 0 0 Z N"/>
        </draw:custom-shape>
        <draw:custom-shape draw:style-name="gr78" draw:text-style-name="P1" xml:id="id64" draw:id="id64" draw:layer="layout" svg:width="3.81cm" svg:height="3.175cm" svg:x="6.334cm" svg:y="15.224cm">
          <text:p text:style-name="P1">Encoder Unit</text:p>
          <draw:enhanced-geometry svg:viewBox="0 0 21600 21600" draw:type="rectangle" draw:enhanced-path="M 0 0 L 21600 0 21600 21600 0 21600 0 0 Z N"/>
        </draw:custom-shape>
        <draw:connector draw:style-name="gr79" draw:text-style-name="P1" draw:layer="layout" svg:x1="5.318cm" svg:y1="15.478cm" svg:x2="6.334cm" svg:y2="16.811cm" draw:start-shape="id63" draw:start-glue-point="1" draw:end-shape="id64" draw:end-glue-point="3" svg:d="M5318 15478h468v1333h548" svg:viewBox="0 0 1017 1334">
          <text:p/>
        </draw:connector>
        <draw:connector draw:style-name="gr79" draw:text-style-name="P1" draw:layer="layout" svg:x1="5.191cm" svg:y1="18.335cm" svg:x2="6.334cm" svg:y2="16.811cm" draw:start-shape="id65" draw:start-glue-point="1" draw:end-shape="id64" draw:end-glue-point="3" svg:d="M5191 18335h531v-1524h612" svg:viewBox="0 0 1144 1525">
          <text:p/>
        </draw:connector>
        <draw:connector draw:style-name="gr2" draw:text-style-name="P2" draw:layer="layout" draw:type="line" svg:x1="10.144cm" svg:y1="16.811cm" svg:x2="11.16cm" svg:y2="17.002cm" draw:start-shape="id64" draw:start-glue-point="1" draw:end-shape="id66" draw:end-glue-point="3" svg:d="M10144 16811l1016 191" svg:viewBox="0 0 1017 192">
          <text:p/>
        </draw:connector>
        <draw:custom-shape draw:style-name="gr80" draw:text-style-name="P1" xml:id="id66" draw:id="id66" draw:layer="layout" svg:width="2.921cm" svg:height="4.318cm" svg:x="11.16cm" svg:y="14.843cm">
          <text:p text:style-name="P1">MSE of</text:p>
          <text:p text:style-name="P1">Two Hidden</text:p>
          <text:p text:style-name="P1">States</text:p>
          <text:p text:style-name="P1">B x 2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62cm" svg:y1="14.843cm" svg:x2="11.795cm" svg:y2="13.7cm" draw:start-shape="id66" draw:start-glue-point="0" draw:end-shape="id62" draw:end-glue-point="2" svg:d="M12620 14843l-825-1143" svg:viewBox="0 0 826 1144">
          <text:p/>
        </draw:connector>
        <draw:connector draw:style-name="gr2" draw:text-style-name="P2" draw:layer="layout" svg:x1="6.905cm" svg:y1="4.429cm" svg:x2="8.62cm" svg:y2="5.318cm" draw:start-shape="id67" draw:start-glue-point="2" draw:end-shape="id60" draw:end-glue-point="0" svg:d="M6905 4429v444h1715v445" svg:viewBox="0 0 1716 890">
          <text:p/>
        </draw:connector>
        <draw:connector draw:style-name="gr2" draw:text-style-name="P2" draw:layer="layout" svg:x1="8.62cm" svg:y1="5.318cm" svg:x2="18.272cm" svg:y2="3.921cm" draw:start-shape="id60" draw:start-glue-point="0" draw:end-shape="id68" draw:end-glue-point="2" svg:d="M8620 5318v-699h9652v-698" svg:viewBox="0 0 9653 1398">
          <text:p/>
        </draw:connector>
        <draw:custom-shape draw:style-name="gr76" draw:text-style-name="P1" xml:id="id69" draw:id="id69" draw:layer="layout" svg:width="3.556cm" svg:height="2.286cm" svg:x="19.288cm" svg:y="6.842cm">
          <text:p text:style-name="P1">output</text:p>
          <text:p text:style-name="P1">B x N’ x V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1.066cm" svg:y1="9.128cm" svg:x2="21.066cm" svg:y2="11.16cm" draw:start-shape="id69" draw:start-glue-point="2" draw:end-shape="id70" draw:end-glue-point="0" svg:d="M21066 9128v2032" svg:viewBox="0 0 1 2033">
          <text:p/>
        </draw:connector>
        <draw:custom-shape draw:style-name="gr81" draw:text-style-name="P1" xml:id="id70" draw:id="id70" draw:layer="layout" svg:width="5.334cm" svg:height="2.286cm" svg:x="18.399cm" svg:y="11.16cm">
          <text:p text:style-name="P1">Trained classifier</text:p>
          <draw:enhanced-geometry svg:viewBox="0 0 21600 21600" draw:type="rectangle" draw:enhanced-path="M 0 0 L 21600 0 21600 21600 0 21600 0 0 Z N"/>
        </draw:custom-shape>
        <draw:custom-shape draw:style-name="gr82" draw:text-style-name="P1" xml:id="id71" draw:id="id71" draw:layer="layout" svg:width="6.477cm" svg:height="2.032cm" svg:x="17.764cm" svg:y="14.335cm">
          <text:p text:style-name="P1">Custom classifier lo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1.066cm" svg:y1="13.446cm" svg:x2="21.002cm" svg:y2="14.335cm" draw:start-shape="id70" draw:start-glue-point="2" draw:end-shape="id71" draw:end-glue-point="0" svg:d="M21066 13446l-64 889" svg:viewBox="0 0 65 890">
          <text:p/>
        </draw:connector>
        <draw:connector draw:style-name="gr2" draw:text-style-name="P2" draw:layer="layout" draw:type="line" svg:x1="17.764cm" svg:y1="15.351cm" svg:x2="15.732cm" svg:y2="12.366cm" draw:start-shape="id71" draw:start-glue-point="3" draw:end-shape="id62" draw:end-glue-point="1" svg:d="M17764 15351l-2032-2985" svg:viewBox="0 0 2033 29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23:31:34.591366457</meta:creation-date>
    <dc:date>2018-12-05T00:59:21.545893695</dc:date>
    <meta:editing-duration>PT18M10S</meta:editing-duration>
    <meta:editing-cycles>3</meta:editing-cycles>
    <meta:generator>LibreOffice/6.1.3.2$Linux_X86_64 LibreOffice_project/10$Build-2</meta:generator>
    <meta:document-statistic meta:object-count="187"/>
  </office:meta>
</office:document-meta>
</file>